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bic Transparent" svg:font-family="'Arabic Transparent'"/>
    <style:font-face style:name="Traditional Arabic" svg:font-family="'Traditional Arabic'"/>
    <style:font-face style:name="Traditional Arabic1" svg:font-family="'Traditional Arab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9.55pt"/>
    </style:style>
    <style:style style:name="co2" style:family="table-column">
      <style:table-column-properties fo:break-before="auto" style:column-width="65.79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40.45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50.29pt"/>
    </style:style>
    <style:style style:name="co9" style:family="table-column">
      <style:table-column-properties fo:break-before="auto" style:column-width="122.91pt"/>
    </style:style>
    <style:style style:name="co10" style:family="table-column">
      <style:table-column-properties fo:break-before="auto" style:column-width="48.36pt"/>
    </style:style>
    <style:style style:name="co11" style:family="table-column">
      <style:table-column-properties fo:break-before="auto" style:column-width="148.25pt"/>
    </style:style>
    <style:style style:name="co12" style:family="table-column">
      <style:table-column-properties fo:break-before="auto" style:column-width="46.01pt"/>
    </style:style>
    <style:style style:name="co13" style:family="table-column">
      <style:table-column-properties fo:break-before="auto" style:column-width="46.74pt"/>
    </style:style>
    <style:style style:name="co14" style:family="table-column">
      <style:table-column-properties fo:break-before="auto" style:column-width="36.45pt"/>
    </style:style>
    <style:style style:name="co15" style:family="table-column">
      <style:table-column-properties fo:break-before="auto" style:column-width="31.69pt"/>
    </style:style>
    <style:style style:name="co16" style:family="table-column">
      <style:table-column-properties fo:break-before="auto" style:column-width="42.8pt"/>
    </style:style>
    <style:style style:name="co17" style:family="table-column">
      <style:table-column-properties fo:break-before="auto" style:column-width="44.39pt"/>
    </style:style>
    <style:style style:name="co18" style:family="table-column">
      <style:table-column-properties fo:break-before="auto" style:column-width="73.76pt"/>
    </style:style>
    <style:style style:name="co19" style:family="table-column">
      <style:table-column-properties fo:break-before="auto" style:column-width="21.4pt"/>
    </style:style>
    <style:style style:name="co20" style:family="table-column">
      <style:table-column-properties fo:break-before="auto" style:column-width="26.96pt"/>
    </style:style>
    <style:style style:name="co21" style:family="table-column">
      <style:table-column-properties fo:break-before="auto" style:column-width="24.55pt"/>
    </style:style>
    <style:style style:name="co22" style:family="table-column">
      <style:table-column-properties fo:break-before="auto" style:column-width="19.81pt"/>
    </style:style>
    <style:style style:name="co23" style:family="table-column">
      <style:table-column-properties fo:break-before="auto" style:column-width="28.54pt"/>
    </style:style>
    <style:style style:name="co24" style:family="table-column">
      <style:table-column-properties fo:break-before="auto" style:column-width="18.99pt"/>
    </style:style>
    <style:style style:name="ro1" style:family="table-row">
      <style:table-row-properties style:row-height="125.35pt" fo:break-before="auto" style:use-optimal-row-height="false"/>
    </style:style>
    <style:style style:name="ro2" style:family="table-row">
      <style:table-row-properties style:row-height="35.69pt" fo:break-before="auto" style:use-optimal-row-height="false"/>
    </style:style>
    <style:style style:name="ro3" style:family="table-row">
      <style:table-row-properties style:row-height="67.49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22.51pt" fo:break-before="auto" style:use-optimal-row-height="false"/>
    </style:style>
    <style:style style:name="ta1" style:family="table" style:master-page-name="PageStyle_5f_المستبعدات">
      <style:table-properties table:display="true" style:writing-mode="rl-tb"/>
    </style:style>
    <style:style style:name="ta2" style:family="table" style:master-page-name="PageStyle_5f_الكلمات_20_الخاصة">
      <style:table-properties table:display="true" style:writing-mode="rl-tb"/>
    </style:style>
    <style:style style:name="ta3" style:family="table" style:master-page-name="PageStyle_5f_شرح">
      <style:table-properties table:display="true" style:writing-mode="rl-tb"/>
    </style:style>
    <style:style style:name="ce7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bold" style:font-size-asian="28pt" style:font-style-asian="normal" style:font-weight-asian="bold" style:font-name-complex="Traditional Arabic" style:font-size-complex="28pt" style:font-style-complex="normal" style:font-weight-complex="bold"/>
    </style:style>
    <style:style style:name="ce2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3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1" fo:font-size="28pt" fo:font-style="normal" fo:text-shadow="none" style:text-underline-style="none" fo:font-weight="normal" style:font-size-asian="28pt" style:font-style-asian="normal" style:font-weight-asian="normal" style:font-name-complex="Traditional Arabic1" style:font-size-complex="28pt" style:font-style-complex="normal" style:font-weight-complex="normal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6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Unicode MS" fo:font-size="19pt" fo:font-style="normal" fo:text-shadow="none" style:text-underline-style="none" fo:font-weight="normal" style:font-size-asian="19pt" style:font-style-asian="normal" style:font-weight-asian="normal" style:font-name-complex="Arial Unicode MS" style:font-size-complex="19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aditional Arabic" fo:font-size="14pt" fo:font-style="normal" fo:text-shadow="none" style:text-underline-style="none" fo:font-weight="bold" style:font-size-asian="14pt" style:font-style-asian="normal" style:font-weight-asian="bold" style:font-name-complex="Traditional Arabic" style:font-size-complex="14pt" style:font-style-complex="normal" style:font-weight-complex="bold"/>
    </style:style>
    <style:style style:name="ce20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" fo:font-size="14pt" fo:font-style="normal" fo:text-shadow="none" style:text-underline-style="none" fo:font-weight="normal" style:font-size-asian="14pt" style:font-style-asian="normal" style:font-weight-asian="normal" style:font-name-complex="Traditional Arabic" style:font-size-complex="14pt" style:font-style-complex="normal" style:font-weight-complex="normal"/>
    </style:style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raditional Arabic" fo:font-size="14pt" fo:font-style="normal" fo:text-shadow="none" style:text-underline-style="none" fo:font-weight="normal" style:font-size-asian="14pt" style:font-style-asian="normal" style:font-weight-asian="normal" style:font-name-complex="Traditional Arabic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ع&quot;;&quot;*&quot;)" table:allow-empty-cell="true" table:display-list="unsorted" table:base-cell-address="المستبعدات.D2">
          <table:error-message table:message-type="stop" table:display="true"/>
        </table:content-validation>
        <table:content-validation table:name="val2" table:condition="of:cell-content-is-in-list(&quot;ت&quot;;&quot;*&quot;)" table:allow-empty-cell="true" table:display-list="unsorted" table:base-cell-address="المستبعدات.E2">
          <table:error-message table:message-type="stop" table:display="true"/>
        </table:content-validation>
        <table:content-validation table:name="val3" table:condition="of:cell-content-is-in-list(&quot;ج&quot;;&quot;*&quot;)" table:allow-empty-cell="true" table:display-list="unsorted" table:base-cell-address="المستبعدات.F2">
          <table:error-message table:message-type="stop" table:display="true"/>
        </table:content-validation>
        <table:content-validation table:name="val4" table:condition="of:cell-content-is-in-list(&quot;ض&quot;;&quot;*&quot;)" table:allow-empty-cell="true" table:display-list="unsorted" table:base-cell-address="المستبعدات.G2">
          <table:error-message table:message-type="stop" table:display="true"/>
        </table:content-validation>
        <table:content-validation table:name="val5" table:condition="of:cell-content-is-in-list(&quot;س&quot;;&quot;*&quot;)" table:allow-empty-cell="true" table:display-list="unsorted" table:base-cell-address="المستبعدات.H2">
          <table:error-message table:message-type="stop" table:display="true"/>
        </table:content-validation>
        <table:content-validation table:name="val6" table:condition="of:cell-content-is-in-list(&quot;ص&quot;;&quot;*&quot;)" table:allow-empty-cell="true" table:display-list="unsorted" table:base-cell-address="المستبعدات.I2">
          <table:error-message table:message-type="stop" table:display="true"/>
        </table:content-validation>
        <table:content-validation table:name="val7" table:condition="of:cell-content-is-in-list(&quot;ل&quot;;&quot;*&quot;)" table:allow-empty-cell="true" table:display-list="unsorted" table:base-cell-address="المستبعدات.J2">
          <table:error-message table:message-type="stop" table:display="true"/>
        </table:content-validation>
        <table:content-validation table:name="val8" table:condition="of:cell-content-is-in-list(&quot;ف&quot;;&quot;*&quot;)" table:allow-empty-cell="true" table:display-list="unsorted" table:base-cell-address="المستبعدات.K2">
          <table:error-message table:message-type="stop" table:display="true"/>
        </table:content-validation>
        <table:content-validation table:name="val9" table:condition="of:cell-content-is-in-list(&quot;ع&quot;;&quot;*&quot;)" table:allow-empty-cell="true" table:display-list="unsorted" table:base-cell-address="المستبعدات.L2">
          <table:error-message table:message-type="stop" table:display="true"/>
        </table:content-validation>
        <table:content-validation table:name="val10" table:condition="of:cell-content-is-in-list(&quot;ن&quot;;&quot;*&quot;)" table:allow-empty-cell="true" table:display-list="unsorted" table:base-cell-address="المستبعدات.M2">
          <table:error-message table:message-type="stop" table:display="true"/>
        </table:content-validation>
        <table:content-validation table:name="val11" table:condition="of:cell-content-is-in-list(&quot;ع&quot;;&quot;*&quot;)" table:allow-empty-cell="true" table:display-list="unsorted" table:base-cell-address="'الكلمات الخاصة'.D2">
          <table:error-message table:message-type="stop" table:display="true"/>
        </table:content-validation>
        <table:content-validation table:name="val12" table:condition="of:cell-content-is-in-list(&quot;ت&quot;;&quot;*&quot;)" table:allow-empty-cell="true" table:display-list="unsorted" table:base-cell-address="'الكلمات الخاصة'.E2">
          <table:error-message table:message-type="stop" table:display="true"/>
        </table:content-validation>
        <table:content-validation table:name="val13" table:condition="of:cell-content-is-in-list(&quot;ج&quot;;&quot;*&quot;)" table:allow-empty-cell="true" table:display-list="unsorted" table:base-cell-address="'الكلمات الخاصة'.F2">
          <table:error-message table:message-type="stop" table:display="true"/>
        </table:content-validation>
        <table:content-validation table:name="val14" table:condition="of:cell-content-is-in-list(&quot;ض&quot;;&quot;*&quot;)" table:allow-empty-cell="true" table:display-list="unsorted" table:base-cell-address="'الكلمات الخاصة'.G2">
          <table:error-message table:message-type="stop" table:display="true"/>
        </table:content-validation>
        <table:content-validation table:name="val15" table:condition="of:cell-content-is-in-list(&quot;س&quot;;&quot;*&quot;)" table:allow-empty-cell="true" table:display-list="unsorted" table:base-cell-address="'الكلمات الخاصة'.H168">
          <table:error-message table:message-type="stop" table:display="true"/>
        </table:content-validation>
        <table:content-validation table:name="val16" table:condition="of:cell-content-is-in-list(&quot;ص&quot;;&quot;*&quot;)" table:allow-empty-cell="true" table:display-list="unsorted" table:base-cell-address="'الكلمات الخاصة'.I2">
          <table:error-message table:message-type="stop" table:display="true"/>
        </table:content-validation>
        <table:content-validation table:name="val17" table:condition="of:cell-content-is-in-list(&quot;ل&quot;;&quot;*&quot;)" table:allow-empty-cell="true" table:display-list="unsorted" table:base-cell-address="'الكلمات الخاصة'.J2">
          <table:error-message table:message-type="stop" table:display="true"/>
        </table:content-validation>
        <table:content-validation table:name="val18" table:condition="of:cell-content-is-in-list(&quot;م&quot;;&quot;*&quot;)" table:allow-empty-cell="true" table:display-list="unsorted" table:base-cell-address="'الكلمات الخاصة'.K168">
          <table:error-message table:message-type="stop" table:display="true"/>
        </table:content-validation>
        <table:content-validation table:name="val19" table:condition="of:cell-content-is-in-list(&quot;ف&quot;;&quot;*&quot;)" table:allow-empty-cell="true" table:display-list="unsorted" table:base-cell-address="'الكلمات الخاصة'.L168">
          <table:error-message table:message-type="stop" table:display="true"/>
        </table:content-validation>
        <table:content-validation table:name="val20" table:condition="of:cell-content-is-in-list(&quot;ع&quot;;&quot;*&quot;)" table:allow-empty-cell="true" table:display-list="unsorted" table:base-cell-address="شرح.D2">
          <table:error-message table:message-type="stop" table:display="true"/>
        </table:content-validation>
        <table:content-validation table:name="val21" table:condition="of:cell-content-is-in-list(&quot;ت&quot;;&quot;*&quot;)" table:allow-empty-cell="true" table:display-list="unsorted" table:base-cell-address="شرح.E16">
          <table:error-message table:message-type="stop" table:display="true"/>
        </table:content-validation>
        <table:content-validation table:name="val22" table:condition="of:cell-content-is-in-list(&quot;ج&quot;;&quot;*&quot;)" table:allow-empty-cell="true" table:display-list="unsorted" table:base-cell-address="شرح.F2">
          <table:error-message table:message-type="stop" table:display="true"/>
        </table:content-validation>
        <table:content-validation table:name="val23" table:condition="of:cell-content-is-in-list(&quot;ض&quot;;&quot;*&quot;)" table:allow-empty-cell="true" table:display-list="unsorted" table:base-cell-address="شرح.G2">
          <table:error-message table:message-type="stop" table:display="true"/>
        </table:content-validation>
        <table:content-validation table:name="val24" table:condition="of:cell-content-is-in-list(&quot;س&quot;;&quot;*&quot;)" table:allow-empty-cell="true" table:display-list="unsorted" table:base-cell-address="شرح.H2">
          <table:error-message table:message-type="stop" table:display="true"/>
        </table:content-validation>
        <table:content-validation table:name="val25" table:condition="of:cell-content-is-in-list(&quot;ص&quot;;&quot;*&quot;)" table:allow-empty-cell="true" table:display-list="unsorted" table:base-cell-address="شرح.I2">
          <table:error-message table:message-type="stop" table:display="true"/>
        </table:content-validation>
        <table:content-validation table:name="val26" table:condition="of:cell-content-is-in-list(&quot;ل&quot;;&quot;*&quot;)" table:allow-empty-cell="true" table:display-list="unsorted" table:base-cell-address="شرح.J2">
          <table:error-message table:message-type="stop" table:display="true"/>
        </table:content-validation>
        <table:content-validation table:name="val27" table:condition="of:cell-content-is-in-list(&quot;ف&quot;;&quot;*&quot;)" table:allow-empty-cell="true" table:display-list="unsorted" table:base-cell-address="شرح.K2">
          <table:error-message table:message-type="stop" table:display="true"/>
        </table:content-validation>
      </table:content-validations>
      <table:table table:name="المستبعدات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0"/>
        <table:table-column table:style-name="co3" table:default-cell-style-name="ce30"/>
        <table:table-column table:style-name="co4" table:default-cell-style-name="ce33"/>
        <table:table-column table:style-name="co4" table:default-cell-style-name="ce30"/>
        <table:table-column table:style-name="co4" table:default-cell-style-name="ce33"/>
        <table:table-column table:style-name="co4" table:default-cell-style-name="ce30"/>
        <table:table-column table:style-name="co4" table:default-cell-style-name="ce33"/>
        <table:table-column table:style-name="co5" table:default-cell-style-name="ce30"/>
        <table:table-column table:style-name="co4" table:number-columns-repeated="4" table:default-cell-style-name="ce33"/>
        <table:table-column table:style-name="co6" table:default-cell-style-name="ce33"/>
        <table:table-column table:style-name="co7" table:default-cell-style-name="ce33"/>
        <table:table-column table:style-name="co4" table:number-columns-repeated="2" table:default-cell-style-name="ce33"/>
        <table:table-column table:style-name="co8" table:number-columns-repeated="1007" table:default-cell-style-name="Default"/>
        <table:table-row table:style-name="ro1">
          <table:table-cell table:style-name="ce7" office:value-type="string" calcext:value-type="string">
            <text:p>#الكلمة</text:p>
          </table:table-cell>
          <table:table-cell table:style-name="ce28" office:value-type="string" calcext:value-type="string">
            <text:p>نوعها</text:p>
          </table:table-cell>
          <table:table-cell table:style-name="ce28" office:value-type="string" calcext:value-type="string">
            <text:p>صنف</text:p>
          </table:table-cell>
          <table:table-cell table:style-name="ce32" office:value-type="string" calcext:value-type="string">
            <text:p>العطف</text:p>
          </table:table-cell>
          <table:table-cell table:style-name="ce28" office:value-type="string" calcext:value-type="string">
            <text:p>التعريف</text:p>
          </table:table-cell>
          <table:table-cell table:style-name="ce32" office:value-type="string" calcext:value-type="string">
            <text:p>الجر</text:p>
          </table:table-cell>
          <table:table-cell table:style-name="ce28" office:value-type="string" calcext:value-type="string">
            <text:p>الإضافة</text:p>
          </table:table-cell>
          <table:table-cell table:style-name="ce32" office:value-type="string" calcext:value-type="string">
            <text:p>الاستفهام</text:p>
          </table:table-cell>
          <table:table-cell table:style-name="ce28" office:value-type="string" calcext:value-type="string">
            <text:p>التصريف</text:p>
          </table:table-cell>
          <table:table-cell table:style-name="ce32" office:value-type="string" calcext:value-type="string">
            <text:p>لام القسم</text:p>
          </table:table-cell>
          <table:table-cell table:style-name="ce32" office:value-type="string" calcext:value-type="string">
            <text:p>معرف</text:p>
          </table:table-cell>
          <table:table-cell table:style-name="ce32" office:value-type="string" calcext:value-type="string">
            <text:p>معرب</text:p>
          </table:table-cell>
          <table:table-cell table:style-name="ce32" office:value-type="string" calcext:value-type="string">
            <text:p>منوّن</text:p>
          </table:table-cell>
          <table:table-cell table:style-name="ce32" office:value-type="string" calcext:value-type="string">
            <text:p>عمل</text:p>
          </table:table-cell>
          <table:table-cell table:style-name="ce32" office:value-type="string" calcext:value-type="string">
            <text:p>نوع المعمول</text:p>
          </table:table-cell>
          <table:table-cell table:style-name="ce32" office:value-type="string" calcext:value-type="string">
            <text:p>افتقار</text:p>
          </table:table-cell>
          <table:table-cell table:style-name="ce32" office:value-type="string" calcext:value-type="string">
            <text:p>ملاحظة</text:p>
          </table:table-cell>
          <table:table-cell table:style-name="ce11" table:number-columns-repeated="1007"/>
        </table:table-row>
        <table:table-row table:style-name="ro2">
          <table:table-cell office:value-type="string" calcext:value-type="string">
            <text:p>أَ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لًّ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عَل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كِ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ت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ثَ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ختصا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يْد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َيْر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اسِي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َات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َاتَيْ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ُ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ّ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ذ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بْن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عْض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ُجَاه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لْقَاء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سْب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يْث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سُبْحَا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ِبْه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ط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ُلّ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عَمْر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ِثْل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عَاذ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نَحْو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تَى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اسم استفهام/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2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ْن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ذاً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سم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1007"/>
        </table:table-row>
        <table:table-row table:style-name="ro2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table:style-name="ce3" office:value-type="string" calcext:value-type="string">
            <text:p>وُشْك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table:style-name="ce3"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ُ 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ُو 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و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وْل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وْ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َع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ئْس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بَّذ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َاء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َاء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ِعْ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ِعِمّ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ن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ات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ي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جْمَ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امَّة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يْ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ُلّ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اهُ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ْت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يْكُ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يْهِ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َفْس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لّ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ِ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دراك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م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َل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َوْف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قبا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لّ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حضي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خيير وتفص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أَن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كَي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كَيْ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رُبّ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ِن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مّ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جَل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ذ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لَل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يْرِ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ل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رد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َذْ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ئِ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 وتفصيل و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ل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فعل: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ل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ثُم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اسم 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ي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ئَ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دُو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دُو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رَيْث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ِنْ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ِنْدَمَ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ِوَض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قَبْل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قَطّ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ُلَّمَ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دُنْ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دَى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ن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نِف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َد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ثْنَاء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صْل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َ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ْسِ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وَّل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َّا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آ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عْ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تَار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زَم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َاع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شَه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صَبَاح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ضَحْو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غَد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غَدَاة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غُر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حْظ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ي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رّ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س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ق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يَوْم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table:style-name="ce4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سْفَ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عْ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َام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ز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يْ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تَحْت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ثَمّ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ن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ن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خَلْف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خَل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شَرْق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شَمَال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غَر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َوْق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َحو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يَمِي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طَال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table:style-name="ce3" office:value-type="string" calcext:value-type="string">
            <text:p>قَلّ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َذ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قْب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ْشَأ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وْشَك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بْتَدَأ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خْلَوْلَ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ِنْبَر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ع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ر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رَع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طَفِ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س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لِ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قَا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اد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رِب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ازَال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ب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ن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كِنَّ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ض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صْبَ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ضْح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ْس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ِرْتَد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ِسْتَحَا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ِنْقَلَب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ا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بَدّ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حَوّ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ار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رَا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رَجَع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صَار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ظَل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اد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َد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ا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اِنْفَك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بَرِ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دَا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زَا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فَتِئ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فية للجن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ه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فَقَطْ</text:p>
          </table:table-cell>
          <table:table-cell office:value-type="string" calcext:value-type="string">
            <text:p>حرف</text:p>
          </table:table-cell>
          <table:table-cell/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بْ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وصل الأعلام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إِ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استثناء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/>
          <table:table-cell office:value-type="string" calcext:value-type="string">
            <text:p>اسم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أَيْضً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بَيْن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نافية</text:p>
          </table:table-cell>
          <table:table-cell office:value-type="string" calcext:value-type="string">
            <text:p>ع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س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جِدًّ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1010"/>
        </table:table-row>
        <table:table-row table:style-name="ro2" table:number-rows-repeated="104807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المستبعدات.$A$1:.$Q$463"/>
        </table:named-expressions>
      </table:table>
      <table:table table:name="الكلمات الخاصة" table:style-name="ta2">
        <table:table-column table:style-name="co9" table:default-cell-style-name="ce16"/>
        <table:table-column table:style-name="co10" table:default-cell-style-name="ce30"/>
        <table:table-column table:style-name="co11" table:default-cell-style-name="ce30"/>
        <table:table-column table:style-name="co12" table:default-cell-style-name="ce33"/>
        <table:table-column table:style-name="co13" table:default-cell-style-name="ce30"/>
        <table:table-column table:style-name="co14" table:default-cell-style-name="ce33"/>
        <table:table-column table:style-name="co15" table:default-cell-style-name="ce30"/>
        <table:table-column table:style-name="co16" table:default-cell-style-name="ce33"/>
        <table:table-column table:style-name="co4" table:default-cell-style-name="ce30"/>
        <table:table-column table:style-name="co4" table:default-cell-style-name="ce33"/>
        <table:table-column table:style-name="co8" table:number-columns-repeated="1014" table:default-cell-style-name="Default"/>
        <table:table-row table:style-name="ro3">
          <table:table-cell table:style-name="ce38" office:value-type="string" calcext:value-type="string">
            <text:p>الكلمة</text:p>
          </table:table-cell>
          <table:table-cell table:style-name="ce28" office:value-type="string" calcext:value-type="string">
            <text:p>نوعها</text:p>
          </table:table-cell>
          <table:table-cell table:style-name="ce28" office:value-type="string" calcext:value-type="string">
            <text:p>صنف</text:p>
          </table:table-cell>
          <table:table-cell table:style-name="ce9" office:value-type="string" calcext:value-type="string">
            <text:p>العطف</text:p>
          </table:table-cell>
          <table:table-cell table:style-name="ce5" office:value-type="string" calcext:value-type="string">
            <text:p>التعريف</text:p>
          </table:table-cell>
          <table:table-cell table:style-name="ce9" office:value-type="string" calcext:value-type="string">
            <text:p>الجر</text:p>
          </table:table-cell>
          <table:table-cell table:style-name="ce5" office:value-type="string" calcext:value-type="string">
            <text:p>الإضافة</text:p>
          </table:table-cell>
          <table:table-cell table:style-name="ce9" office:value-type="string" calcext:value-type="string">
            <text:p>الاستفهام</text:p>
          </table:table-cell>
          <table:table-cell table:style-name="ce5" office:value-type="string" calcext:value-type="string">
            <text:p>التصريف</text:p>
          </table:table-cell>
          <table:table-cell table:style-name="ce9" office:value-type="string" calcext:value-type="string">
            <text:p>لام القسم</text:p>
          </table:table-cell>
          <table:table-cell table:style-name="ce18" table:number-columns-repeated="1014"/>
        </table:table-row>
        <table:table-row table:style-name="ro4">
          <table:table-cell office:value-type="string" calcext:value-type="string">
            <text:p>أل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ب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ذ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ز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ص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ض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ط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ظ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غ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ق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لا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مز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وا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آب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آذ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ب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غسط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ف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كتو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و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ي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يل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موز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انف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ويل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زير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يس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ت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باط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بر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يفر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وف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يس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ن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ل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ن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ر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ر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إحد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بض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ت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ي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وا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ا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ل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م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اد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ا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اد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ا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نيه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ره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ول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ين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ي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نت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يك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ل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قرش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لي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ل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لل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ر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م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ي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سكن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طعم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عط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زق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زود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ق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سا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خبر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عل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نبأ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دَث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بَّر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بّ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لف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رك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علَّ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جع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ج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در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ذ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رأ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زع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ب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ظ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د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ل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غاد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ج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ر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ص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ه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يض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ؤس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عد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غت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عس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مد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ص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لاف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دواليك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ح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مع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ب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د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راح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ط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جب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يان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غالب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فراد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فض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قاطب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كَثِيرً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لَبَّيْك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مَعَاذ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33" table:content-validation-name="val18" office:value-type="string" calcext:value-type="string">
            <text:p>*</text:p>
          </table:table-cell>
          <table:table-cell table:style-name="ce33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 table:number-rows-repeated="104835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'الكلمات الخاصة'.$A$1:.$C$708"/>
        </table:named-expressions>
      </table:table>
      <table:table table:name="شرح" table:style-name="ta3">
        <table:table-column table:style-name="co17" table:default-cell-style-name="ce20"/>
        <table:table-column table:style-name="co17" table:default-cell-style-name="ce49"/>
        <table:table-column table:style-name="co18" table:default-cell-style-name="ce49"/>
        <table:table-column table:style-name="co19" table:default-cell-style-name="ce52"/>
        <table:table-column table:style-name="co20" table:default-cell-style-name="ce49"/>
        <table:table-column table:style-name="co21" table:default-cell-style-name="ce52"/>
        <table:table-column table:style-name="co22" table:default-cell-style-name="ce49"/>
        <table:table-column table:style-name="co23" table:default-cell-style-name="ce52"/>
        <table:table-column table:style-name="co21" table:default-cell-style-name="ce49"/>
        <table:table-column table:style-name="co20" table:default-cell-style-name="ce52"/>
        <table:table-column table:style-name="co19" table:default-cell-style-name="ce52"/>
        <table:table-column table:style-name="co24" table:default-cell-style-name="ce52"/>
        <table:table-column table:style-name="co8" table:number-columns-repeated="1012" table:default-cell-style-name="Default"/>
        <table:table-row table:style-name="ro5">
          <table:table-cell table:style-name="ce44" office:value-type="string" calcext:value-type="string">
            <text:p>الكلمة</text:p>
          </table:table-cell>
          <table:table-cell table:style-name="ce47" office:value-type="string" calcext:value-type="string">
            <text:p>نوعها</text:p>
          </table:table-cell>
          <table:table-cell table:style-name="ce47" office:value-type="string" calcext:value-type="string">
            <text:p>صنف</text:p>
          </table:table-cell>
          <table:table-cell table:style-name="ce51" office:value-type="string" calcext:value-type="string">
            <text:p>العطف</text:p>
          </table:table-cell>
          <table:table-cell table:style-name="ce47" office:value-type="string" calcext:value-type="string">
            <text:p>التعريف</text:p>
          </table:table-cell>
          <table:table-cell table:style-name="ce51" office:value-type="string" calcext:value-type="string">
            <text:p>الجر</text:p>
          </table:table-cell>
          <table:table-cell table:style-name="ce47" office:value-type="string" calcext:value-type="string">
            <text:p>الإضافة</text:p>
          </table:table-cell>
          <table:table-cell table:style-name="ce51" office:value-type="string" calcext:value-type="string">
            <text:p>الاستفهام</text:p>
          </table:table-cell>
          <table:table-cell table:style-name="ce47" office:value-type="string" calcext:value-type="string">
            <text:p>التصريف</text:p>
          </table:table-cell>
          <table:table-cell table:style-name="ce51" office:value-type="string" calcext:value-type="string">
            <text:p>لام القسم</text:p>
          </table:table-cell>
          <table:table-cell table:style-name="ce51" office:value-type="string" calcext:value-type="string">
            <text:p>معرف</text:p>
          </table:table-cell>
          <table:table-cell table:style-name="ce51" office:value-type="string" calcext:value-type="string">
            <text:p>ملاحظة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يْد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يْر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اسِي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اسم استفهام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تَي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عْض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ُجَاه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قَاء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سْب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ْث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ُبْحَا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ِبْه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عَمْر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ثْل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عَاذ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حْو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ذا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سم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ُشْكَانَ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ُ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ُو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ع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ئْس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بَّذ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اء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اء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ِعْ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ِعِمّ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ا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/نافية للجنس/ناه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ّ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عَل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جْ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امَّة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يْ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اه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ْ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يْك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يْهِ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فْس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دراك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م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وْف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قبا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حضي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خيير وتفص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كَيْ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ُبّ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ن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مّ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تَّى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ُنْذ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ُذ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ج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ل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يْرِ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ل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رد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َذ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ئ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 وتفصيل و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ُم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ص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ُو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يْث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ِن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ِوَض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بْ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طّ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َمَ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دُن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د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آ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ن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نِف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صْل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سِ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َّ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َا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ع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ر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بَاح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ضَحْو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َاة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رّ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س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يَوْمَئِذٍ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table:style-name="ce21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أَمَام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إِز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بَيْ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تَحْت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ثَمّ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خَلْف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شَمَال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فَوْق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يَمِي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ال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لًَّ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بْتَد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خْلَوْلَ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نْب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َذ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قْب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ش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ْشَك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ع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َر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ف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رِ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ب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ّ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رْتَد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سْتَح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نْقَلَ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ض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صْبَ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ضْح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ات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بَد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حَو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ا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ج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ظَل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ان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اِنْفَك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بَرِ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د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ز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فَتِئ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number-rows-repeated="104811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شرح.$A$1:.$L$461"/>
        </table:named-expressions>
      </table:table>
      <table:named-expressions/>
      <table:database-ranges>
        <table:database-range table:name="__Anonymous_Sheet_DB__0" table:target-range-address="المستبعدات.A1:المستبعدات.Q492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الكلمات الخاصة'.A1:'الكلمات الخاصة'.C708" table:display-filter-buttons="true" table:orientation="column"/>
        <table:database-range table:name="__Anonymous_Sheet_DB__2" table:target-range-address="شرح.A1:شرح.L461" table:display-filter-buttons="true" table:orientation="column">
          <table:filter>
            <table:filter-and>
              <table:filter-condition table:field-number="2" table:value="ظرف مكان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bic Transparent" svg:font-family="'Arabic Transparent'"/>
    <style:font-face style:name="Traditional Arabic" svg:font-family="'Traditional Arabic'"/>
    <style:font-face style:name="Traditional Arabic1" svg:font-family="'Traditional Arab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54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22:29:43.889480028"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  <style:master-page style:name="PageStyle_5f_المستبعدات" style:display-name="PageStyle_المستبعدات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الكلمات_20_الخاصة" style:display-name="PageStyle_الكلمات الخاص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شرح" style:display-name="PageStyle_شرح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2:44:14</meta:creation-date>
    <dc:creator>zerrouki</dc:creator>
    <dc:date>2018-10-23T22:30:41.659663514</dc:date>
    <meta:print-date>2014-01-15T14:01:10</meta:print-date>
    <meta:editing-cycles>44</meta:editing-cycles>
    <meta:editing-duration>P11DT18H33M34S</meta:editing-duration>
    <meta:generator>LibreOffice/6.1.2.1$Linux_X86_64 LibreOffice_project/10$Build-1</meta:generator>
    <meta:document-statistic meta:table-count="3" meta:cell-count="15208" meta:object-count="0"/>
  </office:meta>
</office:document-meta>
</file>